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EROLINEAS ARGENTINAS SA</text:p>
          </table:table-cell>
          <table:table-cell office:value-type="float" office:value="7484860" calcext:value-type="float">
            <text:p>7484860</text:p>
          </table:table-cell>
        </table:table-row>
        <table:table-row table:style-name="ro1">
          <table:table-cell office:value-type="string" calcext:value-type="string">
            <text:p>JETSMART AIRLINES S.A.</text:p>
          </table:table-cell>
          <table:table-cell office:value-type="float" office:value="1511650" calcext:value-type="float">
            <text:p>1511650</text:p>
          </table:table-cell>
        </table:table-row>
        <table:table-row table:style-name="ro1">
          <table:table-cell office:value-type="string" calcext:value-type="string">
            <text:p>FB LÍNEAS AÉREAS - FLYBONDI</text:p>
          </table:table-cell>
          <table:table-cell office:value-type="float" office:value="1482473" calcext:value-type="float">
            <text:p>1482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592" calcext:value-type="float">
            <text:p>92592</text:p>
          </table:table-cell>
        </table:table-row>
        <table:table-row table:style-name="ro1">
          <table:table-cell office:value-type="string" calcext:value-type="string">
            <text:p>AMERICAN JET S.A.</text:p>
          </table:table-cell>
          <table:table-cell office:value-type="float" office:value="25789" calcext:value-type="float">
            <text:p>25789</text:p>
          </table:table-cell>
        </table:table-row>
        <table:table-row table:style-name="ro1">
          <table:table-cell office:value-type="string" calcext:value-type="string">
            <text:p>L.A.D.E.</text:p>
          </table:table-cell>
          <table:table-cell office:value-type="float" office:value="15074" calcext:value-type="float">
            <text:p>15074</text:p>
          </table:table-cell>
        </table:table-row>
        <table:table-row table:style-name="ro1">
          <table:table-cell office:value-type="string" calcext:value-type="string">
            <text:p>BAIRES FLY SA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LADE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FUERZA AEREA ARGENTINA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string" calcext:value-type="string">
            <text:p>FUERZA AEREA ARGENTINA (FAA)</text:p>
          </table:table-cell>
          <table:table-cell office:value-type="float" office:value="3138" calcext:value-type="float">
            <text:p>3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3:57:10.358485026</meta:creation-date>
    <dc:date>2025-01-05T13:58:36.509470135</dc:date>
    <meta:editing-duration>PT1M27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